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1.092cm" fo:wrap-option="wrap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6.75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5cm" fo:min-width="24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3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5cm" fo:min-width="2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5cm" fo:min-width="3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3.2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.475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cm" fo:min-width="1.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7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8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style:paragraph-properties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5cm" svg:height="2cm" svg:x="13.95cm" svg:y="2.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25cm" svg:height="4cm" svg:x="11.75cm" svg:y="5.75cm">
          <text:p text:style-name="P1">Dialogue Box</text:p>
          <text:p text:style-name="P1">Brief Instructions &amp;</text:p>
          <text:p text:style-name="P1">Please enter the amount of players Amount of Players passed back to program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1cm" svg:y1="4.5cm" svg:x2="15.1cm" svg:y2="5.75cm">
          <text:p/>
        </draw:line>
        <draw:frame draw:style-name="gr4" draw:text-style-name="P3" draw:layer="layout" svg:width="8.194cm" svg:height="1.673cm" svg:x="1.25cm" svg:y="1.5cm">
          <draw:text-box>
            <text:p>Game Start</text:p>
            <text:p>Show Dialogue Box</text:p>
            <text:p>Collect how many players is game for.</text:p>
          </draw:text-box>
        </draw:frame>
      </draw:page>
      <draw:page draw:name="page2" draw:style-name="dp1" draw:master-page-name="Default">
        <draw:custom-shape draw:style-name="gr5" draw:text-style-name="P1" draw:layer="layout" svg:width="25.25cm" svg:height="5.25cm" svg:x="2.1cm" svg:y="8.1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136cm" svg:height="0.725cm" svg:x="4cm" svg:y="10cm">
          <draw:text-box>
            <text:p>Player 1</text:p>
          </draw:text-box>
        </draw:frame>
        <draw:frame draw:style-name="gr6" draw:text-style-name="P4" draw:layer="layout" svg:width="2.136cm" svg:height="0.725cm" svg:x="16.8cm" svg:y="10.075cm">
          <draw:text-box>
            <text:p>Player 3</text:p>
          </draw:text-box>
        </draw:frame>
        <draw:frame draw:style-name="gr6" draw:text-style-name="P4" draw:layer="layout" svg:width="2.136cm" svg:height="0.725cm" svg:x="23.2cm" svg:y="10.075cm">
          <draw:text-box>
            <text:p>Player 4</text:p>
          </draw:text-box>
        </draw:frame>
        <draw:frame draw:style-name="gr6" draw:text-style-name="P4" draw:layer="layout" svg:width="2.136cm" svg:height="0.725cm" svg:x="10.4cm" svg:y="10.05cm">
          <draw:text-box>
            <text:p>Player 2</text:p>
          </draw:text-box>
        </draw:frame>
        <draw:custom-shape draw:style-name="gr7" draw:text-style-name="P5" draw:layer="layout" svg:width="3cm" svg:height="0.75cm" svg:x="3.75cm" svg:y="9cm">
          <text:p text:style-name="P5">Status Light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cm" svg:height="0.75cm" svg:x="22.75cm" svg:y="9cm">
          <text:p text:style-name="P5">Status Light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cm" svg:height="0.75cm" svg:x="16.417cm" svg:y="9cm">
          <text:p text:style-name="P5">Status Light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cm" svg:height="0.75cm" svg:x="10.083cm" svg:y="9cm">
          <text:p text:style-name="P5">Status Light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cm" svg:height="1.75cm" svg:x="22.3cm" svg:y="11cm">
          <text:p text:style-name="P5">Bingo Card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cm" svg:height="1.75cm" svg:x="15.933cm" svg:y="11cm">
          <text:p text:style-name="P5">Bingo Card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cm" svg:height="1.75cm" svg:x="9.567cm" svg:y="11cm">
          <text:p text:style-name="P5">Bingo Card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cm" svg:height="1.75cm" svg:x="3.2cm" svg:y="11cm">
          <text:p text:style-name="P5">Bingo Card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707cm" svg:height="1cm" svg:x="9.747cm" svg:y="14.325cm">
          <text:p text:style-name="P5">Quit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707cm" svg:height="1cm" svg:x="16.047cm" svg:y="14.325cm">
          <text:p text:style-name="P5">Start Gam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75cm" svg:height="0.725cm" svg:x="1.3cm" svg:y="3.85cm">
          <draw:text-box>
            <text:p text:style-name="P6">Balls Already Called</text:p>
          </draw:text-box>
        </draw:frame>
        <draw:custom-shape draw:style-name="gr11" draw:text-style-name="P5" draw:layer="layout" svg:width="2.25cm" svg:height="1.75cm" svg:x="13.6cm" svg:y="5.9cm">
          <text:p text:style-name="P5">X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674cm" svg:height="0.725cm" svg:x="13.4cm" svg:y="5.2cm">
          <draw:text-box>
            <text:p>Ball Called</text:p>
          </draw:text-box>
        </draw:frame>
        <draw:frame draw:style-name="gr10" draw:text-style-name="P7" draw:layer="layout" svg:width="4.25cm" svg:height="0.725cm" svg:x="1.25cm" svg:y="2.601cm">
          <draw:text-box>
            <text:p text:style-name="P6">Show Balls 1 - 90</text:p>
          </draw:text-box>
        </draw:frame>
        <draw:frame draw:style-name="gr13" draw:text-style-name="P4" draw:layer="layout" svg:width="3.889cm" svg:height="0.725cm" svg:x="1.25cm" svg:y="1.2cm">
          <draw:text-box>
            <text:p>Automatic Bingo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80808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7T15:26:45.367571335</meta:creation-date>
    <dc:date>2023-08-08T13:19:00.764793144</dc:date>
    <meta:editing-duration>PT19M49S</meta:editing-duration>
    <meta:editing-cycles>2</meta:editing-cycles>
    <meta:generator>LibreOffice/7.3.7.2$Linux_X86_64 LibreOffice_project/30$Build-2</meta:generator>
    <meta:document-statistic meta:object-count="24"/>
  </office:meta>
</office:document-meta>
</file>